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ulka1" style:family="table">
      <style:table-properties style:width="19.295cm" fo:margin-left="0cm" table:align="left"/>
    </style:style>
    <style:style style:name="Tabulka1.A" style:family="table-column">
      <style:table-column-properties style:column-width="1.905cm"/>
    </style:style>
    <style:style style:name="Tabulka1.B" style:family="table-column">
      <style:table-column-properties style:column-width="1.482cm"/>
    </style:style>
    <style:style style:name="Tabulka1.E" style:family="table-column">
      <style:table-column-properties style:column-width="1.584cm"/>
    </style:style>
    <style:style style:name="Tabulka1.F" style:family="table-column">
      <style:table-column-properties style:column-width="2.016cm"/>
    </style:style>
    <style:style style:name="Tabulka1.G" style:family="table-column">
      <style:table-column-properties style:column-width="1.552cm"/>
    </style:style>
    <style:style style:name="Tabulka1.1" style:family="table-row">
      <style:table-row-properties style:min-row-height="0.503cm"/>
    </style:style>
    <style:style style:name="Tabulka1.A1" style:family="table-cell">
      <style:table-cell-properties style:vertical-align="bottom" fo:padding-left="0.123cm" fo:padding-right="0.123cm" fo:padding-top="0cm" fo:padding-bottom="0cm" fo:border="0.5pt solid #000000" fo:wrap-option="no-wrap"/>
    </style:style>
    <style:style style:name="Tabulka1.B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style>
    <style:style style:name="Tabulka1.A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ulka1.B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P1" style:family="paragraph" style:parent-style-name="Standard">
      <style:paragraph-properties fo:text-align="justify" style:justify-single-word="false" fo:break-before="page"/>
    </style:style>
    <style:style style:name="P2" style:family="paragraph" style:parent-style-name="Standard">
      <style:text-properties style:font-name-complex="Times New Roman"/>
    </style:style>
    <style:style style:name="P3" style:family="paragraph" style:parent-style-name="Standard">
      <style:paragraph-properties fo:text-align="center" style:justify-single-word="false"/>
      <style:text-properties style:font-name-complex="Times New Roman"/>
    </style:style>
    <style:style style:name="P4" style:family="paragraph" style:parent-style-name="Standard">
      <style:paragraph-properties fo:text-align="center" style:justify-single-word="false">
        <style:tab-stops>
          <style:tab-stop style:position="-4.752cm"/>
          <style:tab-stop style:position="3.251cm" style:type="right"/>
          <style:tab-stop style:position="3.501cm"/>
        </style:tab-stops>
      </style:paragraph-properties>
      <style:text-properties style:font-name-complex="Times New Roman"/>
    </style:style>
    <style:style style:name="P5" style:family="paragraph" style:parent-style-name="Standard">
      <style:paragraph-properties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style:font-name-complex="Times New Roman"/>
    </style:style>
    <style:style style:name="P6" style:family="paragraph" style:parent-style-name="Standard">
      <style:paragraph-properties fo:text-align="justify" style:justify-single-word="false"/>
      <style:text-properties style:font-name-complex="Times New Roman"/>
    </style:style>
    <style:style style:name="P7" style:family="paragraph" style:parent-style-name="Standard">
      <style:paragraph-properties fo:text-align="justify" style:justify-single-word="false">
        <style:tab-stops>
          <style:tab-stop style:position="0.501cm"/>
        </style:tab-stops>
      </style:paragraph-properties>
      <style:text-properties style:font-name-complex="Times New Roman"/>
    </style:style>
    <style:style style:name="P8" style:family="paragraph" style:parent-style-name="Standard">
      <style:paragraph-properties fo:text-align="justify" style:justify-single-word="false">
        <style:tab-stops>
          <style:tab-stop style:position="-2.752cm" style:type="right"/>
          <style:tab-stop style:position="0.501cm"/>
        </style:tab-stops>
      </style:paragraph-properties>
      <style:text-properties style:font-name-complex="Times New Roman"/>
    </style:style>
    <style:style style:name="P9" style:family="paragraph" style:parent-style-name="Standard">
      <style:paragraph-properties>
        <style:tab-stops>
          <style:tab-stop style:position="-5.752cm" style:type="right"/>
          <style:tab-stop style:position="8.001cm" style:type="center"/>
          <style:tab-stop style:position="16.002cm" style:type="right"/>
        </style:tab-stops>
      </style:paragraph-properties>
      <style:text-properties style:font-name-complex="Times New Roman"/>
    </style:style>
    <style:style style:name="P10" style:family="paragraph" style:parent-style-name="Standard">
      <style:paragraph-properties>
        <style:tab-stops>
          <style:tab-stop style:position="0.501cm"/>
        </style:tab-stops>
      </style:paragraph-properties>
      <style:text-properties style:font-name-complex="Times New Roman"/>
    </style:style>
    <style:style style:name="P11" style:family="paragraph" style:parent-style-name="Standard">
      <style:text-properties fo:font-weight="bold" style:font-weight-asian="bold" style:font-name-complex="Times New Roman"/>
    </style:style>
    <style:style style:name="P12" style:family="paragraph" style:parent-style-name="Standard">
      <style:paragraph-properties fo:text-align="center" style:justify-single-word="false"/>
      <style:text-properties fo:font-weight="bold" style:font-weight-asian="bold" style:font-name-complex="Times New Roman"/>
    </style:style>
    <style:style style:name="P13" style:family="paragraph" style:parent-style-name="Standard">
      <style:paragraph-properties fo:text-align="center" style:justify-single-word="false">
        <style:tab-stops>
          <style:tab-stop style:position="-4.752cm"/>
          <style:tab-stop style:position="3.251cm" style:type="right"/>
          <style:tab-stop style:position="3.501cm"/>
          <style:tab-stop style:position="8.001cm" style:type="center"/>
          <style:tab-stop style:position="16.002cm" style:type="right"/>
        </style:tab-stops>
      </style:paragraph-properties>
      <style:text-properties fo:font-weight="bold" style:font-weight-asian="bold" style:font-name-complex="Times New Roman"/>
    </style:style>
    <style:style style:name="P14" style:family="paragraph" style:parent-style-name="Standard">
      <style:paragraph-properties fo:text-align="justify" style:justify-single-word="false"/>
      <style:text-properties fo:font-weight="bold" style:font-weight-asian="bold" style:font-name-complex="Times New Roman"/>
    </style:style>
    <style:style style:name="P15" style:family="paragraph" style:parent-style-name="Standard">
      <style:paragraph-properties fo:text-align="justify" style:justify-single-word="false">
        <style:tab-stops>
          <style:tab-stop style:position="0.501cm"/>
        </style:tab-stops>
      </style:paragraph-properties>
      <style:text-properties fo:font-weight="bold" style:font-weight-asian="bold" style:font-name-complex="Times New Roman"/>
    </style:style>
    <style:style style:name="P16" style:family="paragraph" style:parent-style-name="Standard">
      <style:paragraph-properties fo:text-align="justify" style:justify-single-word="false">
        <style:tab-stops>
          <style:tab-stop style:position="0.501cm"/>
        </style:tab-stops>
      </style:paragraph-properties>
      <style:text-properties fo:font-weight="bold" style:font-weight-asian="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tab-stop style:position="2.251cm" style:type="center"/>
          <style:tab-stop style:position="8.001cm" style:type="center"/>
          <style:tab-stop style:position="16.002cm" style:type="right"/>
        </style:tab-stops>
      </style:paragraph-properties>
    </style:style>
    <style:style style:name="P20" style:family="paragraph" style:parent-style-name="Standard">
      <style:paragraph-properties fo:text-align="justify" style:justify-single-word="false">
        <style:tab-stops>
          <style:tab-stop style:position="0.501cm"/>
        </style:tab-stops>
      </style:paragraph-properties>
    </style:style>
    <style:style style:name="P21" style:family="paragraph" style:parent-style-name="Standard">
      <style:paragraph-properties fo:text-align="justify" style:justify-single-word="false">
        <style:tab-stops>
          <style:tab-stop style:position="-3.752cm"/>
          <style:tab-stop style:position="0.501cm" style:type="right"/>
          <style:tab-stop style:position="6.752cm" style:type="right"/>
          <style:tab-stop style:position="7.001cm"/>
        </style:tab-stops>
      </style:paragraph-properties>
    </style:style>
    <style:style style:name="P22" style:family="paragraph" style:parent-style-name="Standard">
      <style:paragraph-properties fo:text-align="justify" style:justify-single-word="false">
        <style:tab-stops>
          <style:tab-stop style:position="0.501cm" style:type="right"/>
          <style:tab-stop style:position="6.752cm" style:type="right"/>
          <style:tab-stop style:position="7.001cm"/>
        </style:tab-stops>
      </style:paragraph-properties>
    </style:style>
    <style:style style:name="P23" style:family="paragraph" style:parent-style-name="Standard">
      <style:paragraph-properties fo:margin-left="0cm" fo:margin-right="0cm" fo:text-indent="0.609cm" style:auto-text-indent="false"/>
    </style:style>
    <style:style style:name="P24" style:family="paragraph" style:parent-style-name="Standard">
      <style:paragraph-properties fo:margin-left="0cm" fo:margin-right="0cm" fo:text-indent="0.661cm" style:auto-text-indent="false"/>
    </style:style>
    <style:style style:name="P25" style:family="paragraph" style:parent-style-name="Standard">
      <style:paragraph-properties fo:margin-left="0cm" fo:margin-right="0cm" fo:text-indent="0.688cm" style:auto-text-indent="false"/>
    </style:style>
    <style:style style:name="P26" style:family="paragraph" style:parent-style-name="Standard">
      <style:paragraph-properties fo:margin-left="0cm" fo:margin-right="0cm" fo:text-indent="0.741cm" style:auto-text-indent="false"/>
    </style:style>
    <style:style style:name="P27" style:family="paragraph" style:parent-style-name="Standard">
      <style:paragraph-properties fo:margin-left="0cm" fo:margin-right="0cm" fo:text-indent="0.794cm" style:auto-text-indent="false"/>
    </style:style>
    <style:style style:name="P28" style:family="paragraph" style:parent-style-name="Standard">
      <style:paragraph-properties fo:margin-left="0cm" fo:margin-right="0cm" fo:text-indent="0.82cm" style:auto-text-indent="false"/>
    </style:style>
    <style:style style:name="P29" style:family="paragraph" style:parent-style-name="Standard">
      <style:paragraph-properties fo:margin-left="0cm" fo:margin-right="0cm" fo:text-indent="0.847cm" style:auto-text-indent="false"/>
    </style:style>
    <style:style style:name="P30" style:family="paragraph" style:parent-style-name="Standard">
      <style:paragraph-properties fo:margin-left="0cm" fo:margin-right="0cm" fo:text-align="justify" style:justify-single-word="false" fo:text-indent="0.926cm" style:auto-text-indent="false">
        <style:tab-stops>
          <style:tab-stop style:position="0.501cm"/>
        </style:tab-stops>
      </style:paragraph-properties>
    </style:style>
    <style:style style:name="P31" style:family="paragraph" style:parent-style-name="Standard">
      <style:paragraph-properties fo:margin-left="0cm" fo:margin-right="0cm" fo:text-align="justify" style:justify-single-word="false" fo:text-indent="0.926cm" style:auto-text-indent="false">
        <style:tab-stops>
          <style:tab-stop style:position="0.501cm"/>
        </style:tab-stops>
      </style:paragraph-properties>
      <style:text-properties style:font-name-complex="Times New Roman"/>
    </style:style>
    <style:style style:name="P32" style:family="paragraph" style:parent-style-name="Normální">
      <style:paragraph-properties fo:margin-left="0cm" fo:margin-right="0cm" fo:text-indent="1.249cm" style:auto-text-indent="false"/>
    </style:style>
    <style:style style:name="P33" style:family="paragraph" style:parent-style-name="Normální">
      <style:paragraph-properties fo:orphans="2" fo:widows="2" fo:hyphenation-ladder-count="no-limit" style:vertical-align="auto"/>
      <style:text-properties fo:color="#000000" style:font-name="Arial" fo:font-size="11pt" style:letter-kerning="false" style:font-name-asian="Times New Roman" style:font-size-asian="11pt" style:language-asian="cs" style:country-asian="CZ" style:font-name-complex="Arial" style:font-size-complex="11pt" style:language-complex="ar" style:country-complex="SA" fo:hyphenate="true"/>
    </style:style>
    <style:style style:name="P34" style:family="paragraph" style:parent-style-name="Normální">
      <style:paragraph-properties fo:text-align="end" style:justify-single-word="false" fo:orphans="2" fo:widows="2" fo:hyphenation-ladder-count="no-limit" style:vertical-align="auto"/>
      <style:text-properties fo:color="#000000" style:font-name="Arial" fo:font-size="11pt" style:letter-kerning="false" style:font-name-asian="Times New Roman" style:font-size-asian="11pt" style:language-asian="cs" style:country-asian="CZ" style:font-name-complex="Arial" style:font-size-complex="11pt" style:language-complex="ar" style:country-complex="SA" fo:hyphenate="true"/>
    </style:style>
    <style:style style:name="P35" style:family="paragraph" style:parent-style-name="Standard">
      <style:paragraph-properties fo:text-align="justify" style:justify-single-word="false">
        <style:tab-stops>
          <style:tab-stop style:position="0.501cm"/>
        </style:tab-stops>
      </style:paragraph-properties>
      <style:text-properties officeooo:paragraph-rsid="0014f4d4" style:font-name-complex="Times New Roman"/>
    </style:style>
    <style:style style:name="P36" style:family="paragraph" style:parent-style-name="Heading_20_1" style:list-style-name="WWNum2"/>
    <style:style style:name="P37" style:family="paragraph" style:parent-style-name="Heading_20_1" style:list-style-name="WWNum2">
      <style:text-properties fo:font-size="16pt" style:font-size-asian="16pt" style:font-size-complex="16pt"/>
    </style:style>
    <style:style style:name="P38" style:family="paragraph" style:parent-style-name="Heading_20_1">
      <style:paragraph-properties fo:text-align="start" style:justify-single-word="false"/>
    </style:style>
    <style:style style:name="P39" style:family="paragraph" style:parent-style-name="Heading_20_1" style:list-style-name="WWNum2" style:master-page-name="MPF0">
      <style:paragraph-properties style:page-number="auto" fo:break-before="page">
        <style:tab-stops>
          <style:tab-stop style:position="-4.752cm"/>
          <style:tab-stop style:position="3.251cm" style:type="right"/>
          <style:tab-stop style:position="3.501cm"/>
        </style:tab-stops>
      </style:paragraph-properties>
      <style:text-properties fo:font-size="16pt" style:font-size-asian="16pt" style:font-size-complex="16pt"/>
    </style:style>
    <style:style style:name="T1" style:family="text">
      <style:text-properties style:font-name-complex="Times New Roman"/>
    </style:style>
    <style:style style:name="T2" style:family="text">
      <style:text-properties officeooo:rsid="00155e70" style:font-name-complex="Times New Roman"/>
    </style:style>
    <style:style style:name="T3" style:family="text">
      <style:text-properties fo:language="en" fo:country="US"/>
    </style:style>
    <style:style style:name="T4" style:family="text">
      <style:text-properties fo:language="en" fo:country="US" style:font-name-complex="Times New Roman"/>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name-complex="Times New Roman"/>
    </style:style>
    <style:style style:name="T7" style:family="text">
      <style:text-properties fo:font-style="italic" style:font-style-asian="italic" style:font-style-complex="italic"/>
    </style:style>
    <style:style style:name="T8" style:family="text">
      <style:text-properties fo:font-style="italic" style:font-style-asian="italic" style:font-name-complex="Times New Roman"/>
    </style:style>
    <style:style style:name="T9" style:family="text">
      <style:text-properties officeooo:rsid="0014f4d4"/>
    </style:style>
    <style:style style:name="T10" style:family="text">
      <style:text-properties officeooo:rsid="00155e70"/>
    </style:style>
    <style:style style:name="Sect1" style:family="section">
      <style:section-properties style:writing-mode="lr-tb" fo:margin-left="0cm" fo:margin-right="0cm" style:editable="false">
        <style:columns fo:column-count="3">
          <style:column style:rel-width="3024*" fo:start-indent="0cm" fo:end-indent="0.624cm"/>
          <style:column style:rel-width="3024*" fo:start-indent="0.624cm" fo:end-indent="0.624cm"/>
          <style:column style:rel-width="3024*" fo:start-indent="0.624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7937376" text:style-name="WWNum2">
        <text:list-item text:start-value="1">
          <text:p text:style-name="P39">Informace o týmu</text:p>
        </text:list-item>
      </text:list>
      <text:p text:style-name="P4"/>
      <text:p text:style-name="Footer"/>
      <text:section text:style-name="Sect1" text:name="Sect1">
        <text:p text:style-name="P13"/>
        <text:p text:style-name="P13">Vedoucí týmu:</text:p>
        <text:p text:style-name="P5">Tomáš Rajca</text:p>
        <text:p text:style-name="P13">Další členové:</text:p>
        <text:p text:style-name="P5">David Buchta</text:p>
        <text:p text:style-name="P5">Oto Pokorný</text:p>
        <text:p text:style-name="P5">Matěj Radvanský</text:p>
        <text:p text:style-name="P5">Boleslav Šídlo</text:p>
        <text:p text:style-name="P5"/>
        <text:p text:style-name="P13"/>
        <text:p text:style-name="P13">login</text:p>
        <text:p text:style-name="P5">xrajca00</text:p>
        <text:p text:style-name="P5"/>
        <text:p text:style-name="P5">xbucht18</text:p>
        <text:p text:style-name="P5">xpokor57</text:p>
        <text:p text:style-name="P5">xradva00</text:p>
        <text:p text:style-name="P5">xsidlo02</text:p>
        <text:p text:style-name="P6"/>
        <text:p text:style-name="P3"/>
        <text:p text:style-name="P12">přiděleno bodů</text:p>
        <text:p text:style-name="P17"><text:span text:style-name="Standardní_20_písmo_20_odstavce"><text:span text:style-name="T2">20</text:span></text:span><text:span text:style-name="Standardní_20_písmo_20_odstavce"><text:span text:style-name="T1"> </text:span></text:span><text:span text:style-name="Standardní_20_písmo_20_odstavce"><text:span text:style-name="T4">%</text:span></text:span></text:p>
        <text:p text:style-name="P3"/>
        <text:p text:style-name="P3"><text:span text:style-name="T10">20</text:span> %</text:p>
        <text:p text:style-name="P3"><text:span text:style-name="T10">20</text:span> %</text:p>
        <text:p text:style-name="P3"><text:span text:style-name="T10">20</text:span> %</text:p>
        <text:p text:style-name="P3"><text:span text:style-name="T10">20</text:span> %</text:p>
      </text:section>
      <text:section text:style-name="Sect2" text:name="Sect2">
        <text:p text:style-name="P19"><text:span text:style-name="Standardní_20_písmo_20_odstavce"><text:span text:style-name="T6"><text:tab/>Varianta zadání:</text:span></text:span><text:span text:style-name="Standardní_20_písmo_20_odstavce"><text:span text:style-name="T6"><text:tab/></text:span></text:span><text:span text:style-name="Standardní_20_písmo_20_odstavce"><text:span text:style-name="T1">Tým 11, varianta b/2/I</text:span></text:span></text:p>
        <text:p text:style-name="P19"><text:span text:style-name="Standardní_20_písmo_20_odstavce"><text:span text:style-name="T1"><text:tab/></text:span></text:span><text:span text:style-name="Standardní_20_písmo_20_odstavce"><text:span text:style-name="T6">Datum zadání:</text:span></text:span><text:span text:style-name="Standardní_20_písmo_20_odstavce"><text:span text:style-name="T6"><text:tab/></text:span></text:span><text:span text:style-name="Standardní_20_písmo_20_odstavce"><text:span text:style-name="T1">17.9.2012</text:span></text:span></text:p>
        <text:p text:style-name="P19"><text:span text:style-name="Standardní_20_písmo_20_odstavce"><text:span text:style-name="T6"><text:tab/>Datum odevzdání:</text:span></text:span><text:span text:style-name="Standardní_20_písmo_20_odstavce"><text:span text:style-name="T6"><text:tab/></text:span></text:span><text:span text:style-name="Standardní_20_písmo_20_odstavce"><text:span text:style-name="T1">9.12.2012</text:span></text:span></text:p>
        <text:p text:style-name="P9"><text:tab/></text:p>
        <text:p text:style-name="Standard"/>
      </text:section>
      <text:section text:style-name="Sect2" text:name="Sect3">
        <text:list xml:id="list1217006025" text:continue-numbering="true" text:style-name="WWNum2">
          <text:list-item>
            <text:p text:style-name="P37">Základní informace o projektu</text:p>
          </text:list-item>
        </text:list>
        <text:p text:style-name="P10"/>
        <text:p text:style-name="P7"><text:tab/>Cílem tohoto projektu bylo napsat překladač z programovacího jazyka IFJ12, jenž je zjednodušenou verzí programovacího jazyka Falcon, do jazyka C. Při tomto projektu jsme se měli naučit skupinové práci a prokázat porozumění látce probírané v předmětech IFJ a IAL a následně tyto poznatky využít v praxi při vývoji vlastního překladače.</text:p>
        <text:p text:style-name="P7"/>
        <text:list xml:id="list1951948536" text:continue-numbering="true" text:style-name="WWNum2">
          <text:list-item>
            <text:p text:style-name="P36">Organizace práce a rozdělení úkolů</text:p>
          </text:list-item>
        </text:list>
        <text:p text:style-name="Standard"/>
        <text:p text:style-name="P8"><text:tab/>Pro vzájemnou domluvu jsme kromě osobních setkání používali různé internetové komunikační nástroje, přičemž nejdůležitějším z nich server pro sdílení zdrojových kódů github.com, který nám značně usnadnil výměnu informací.</text:p>
        <text:h text:style-name="P38" text:outline-level="1"/>
        <text:list xml:id="list1113999279" text:continue-numbering="true" text:style-name="WWNum2">
          <text:list-item>
            <text:p text:style-name="P36">Průběh vývoje programu</text:p>
          </text:list-item>
        </text:list>
        <text:p text:style-name="P2"/>
        <text:p text:style-name="P7"><text:tab/>Stejně jako u kteréhokoliv jiného softwaru bylo i zde nutné začít analýzou celého problému a jasnou definicí výchozí situace. Jelikož byly veškeré požadavky a vstupní podmínky přesně vymezeny v zadání projektu, nebylo potřeba tuto část nějak zpracovávat, ta prostě byla daná.</text:p>
        <text:p text:style-name="P7"><text:tab/>Při následné dekompozice celého problému jsme se řídili postupem uvedeným na přednáškách IFJ. Tedy vzcházeli jsme z toho, že překladač se skládá z lexikálního analyzátoru, syntaktického analyzátoru, sémantického analyzátoru, generátoru vnitřního kódu, optimalizátoru a generátoru vnitřního kódu.</text:p>
        <text:p text:style-name="P20"><text:span text:style-name="Standardní_20_písmo_20_odstavce"><text:span text:style-name="T1"><text:tab/>Rozhodli jsme se, že na začátku budeme paralelně pracovat po skupinách na lexikálním syntaktickém analyzátoru. Poté co tyto dva základní bloky celého projektu téměř hotové, jsme přistoupili k tvorbě dalších částí, opět paralelně-sémantického analyzátoru a generátorů </text:span></text:span><text:span text:style-name="Standardní_20_písmo_20_odstavce"><text:span text:style-name="T1">vnitřního a cílového kódu. Tyto nové komponenty byly vyvíjeny, zatímco probíhaly dokončovací práce dvou prvotních.</text:span></text:span></text:p>
        <text:p text:style-name="P7"><text:soft-page-break/><text:tab/>V průběhu celého projektu, jsme několikrát zjistili, že některé naše prvotní plány a programové konstrukce nevedou, k takovému řešení problému, jaký bychom si představovali, tudíž jsme se museli ve vývoji vracet a zpětně předělávat některé části. Prakticky jsme tedy aplikovali vodopádový model vývoje softwaru. Konkrétní problémy, na které jsme narazili jsou popsány dále.</text:p>
        <text:p text:style-name="P7"><text:tab/>Co se týče přiřazení lidí k jednotlivým sekcím, má se to následovně:</text:p>
        <text:p text:style-name="P7"/>
        <text:p text:style-name="P21"><text:span text:style-name="Standardní_20_písmo_20_odstavce"><text:span text:style-name="T6"><text:tab/></text:span></text:span><text:span text:style-name="Standardní_20_písmo_20_odstavce"><text:span text:style-name="T6"><text:tab/>Lexikální analýza </text:span></text:span><text:span text:style-name="Standardní_20_písmo_20_odstavce"><text:span text:style-name="T6"><text:tab/></text:span></text:span><text:span text:style-name="Standardní_20_písmo_20_odstavce"><text:span text:style-name="T1">David Buchta, Boleslav Šídlo</text:span></text:span></text:p>
        <text:p text:style-name="P22"><text:span text:style-name="Standardní_20_písmo_20_odstavce"><text:span text:style-name="T1"><text:tab/></text:span></text:span><text:span text:style-name="Standardní_20_písmo_20_odstavce"><text:span text:style-name="T1"><text:tab/></text:span></text:span><text:span text:style-name="Standardní_20_písmo_20_odstavce"><text:span text:style-name="T6">Syntaktická a sémantická analýza</text:span></text:span><text:span text:style-name="Standardní_20_písmo_20_odstavce"><text:span text:style-name="T6"><text:tab/></text:span></text:span><text:span text:style-name="Standardní_20_písmo_20_odstavce"><text:span text:style-name="T1">Oto Pokorný, Matěj Radvanský, Tomáš Rajca</text:span></text:span></text:p>
        <text:p text:style-name="P22"><text:span text:style-name="Standardní_20_písmo_20_odstavce"><text:span text:style-name="T1"><text:tab/></text:span></text:span><text:span text:style-name="Standardní_20_písmo_20_odstavce"><text:span text:style-name="T1"><text:tab/></text:span></text:span><text:span text:style-name="Standardní_20_písmo_20_odstavce"><text:span text:style-name="T6">Generátor vnitřního kódu</text:span></text:span><text:span text:style-name="Standardní_20_písmo_20_odstavce"><text:span text:style-name="T6"><text:tab/></text:span></text:span><text:span text:style-name="Standardní_20_písmo_20_odstavce"><text:span text:style-name="T1">Tomáš Rajca</text:span></text:span></text:p>
        <text:p text:style-name="P22"><text:span text:style-name="Standardní_20_písmo_20_odstavce"><text:span text:style-name="T1"><text:tab/></text:span></text:span><text:span text:style-name="Standardní_20_písmo_20_odstavce"><text:span text:style-name="T1"><text:tab/></text:span></text:span><text:span text:style-name="Standardní_20_písmo_20_odstavce"><text:span text:style-name="T6">Generátor cílového kódu</text:span></text:span><text:span text:style-name="Standardní_20_písmo_20_odstavce"><text:span text:style-name="T6"><text:tab/></text:span></text:span><text:span text:style-name="Standardní_20_písmo_20_odstavce"><text:span text:style-name="T1">Oto Pokorný</text:span></text:span></text:p>
        <text:p text:style-name="P22"><text:span text:style-name="Standardní_20_písmo_20_odstavce"><text:span text:style-name="T1"><text:tab/></text:span></text:span><text:span text:style-name="Standardní_20_písmo_20_odstavce"><text:span text:style-name="T1"><text:tab/></text:span></text:span><text:span text:style-name="Standardní_20_písmo_20_odstavce"><text:span text:style-name="T6">Testování</text:span></text:span><text:span text:style-name="Standardní_20_písmo_20_odstavce"><text:span text:style-name="T6"><text:tab/></text:span></text:span><text:span text:style-name="Standardní_20_písmo_20_odstavce"><text:span text:style-name="T1">Oto Pokorný, Boleslav Šídlo</text:span></text:span></text:p>
        <text:p text:style-name="P7"/>
        <text:p text:style-name="P7"/>
        <text:p text:style-name="P7"/>
        <text:list xml:id="list1951258701" text:continue-numbering="true" text:style-name="WWNum2">
          <text:list-item>
            <text:p text:style-name="P36">Realizace a problémy jednotlivých částí překladače</text:p>
          </text:list-item>
        </text:list>
        <text:p text:style-name="P11"/>
        <text:p text:style-name="P14">Lexikální analyzátor</text:p>
        <text:p text:style-name="P7"><text:tab/>Lexikálního analyzátor měl tu výhodu, že bylo naprosto jasné, co bude na vstupu-posloupnost znaků vstupní abecedy. Co už bylo méně zřejmé, jak co nejlépe a nejefektivněji stanovit výstup, tedy posloupnost tokenů. Narazili jsme na několik problémů.</text:p>
        <text:p text:style-name="P7"><text:s/><text:tab/>Nejdříve jak samotnou strukturu T_Token_struct definovat, abychom pokryli všechny možnosti, ale zároveň zbytečně neplýtvali pamětí. Bylo rozhodnuto, že struktura se bude předávat odkazem a dále, že pokud se bude jednat o token, jemuž kromě typu přísluší i hodnota (číselný, nebo řetězcový literál) bude se tato hodnota zapisovat na pozici určenou void*value ukazatelem. Ten se pochopitelně musí příslušně přetypovat.</text:p>
        <text:p text:style-name="P7"><text:tab/>Dalším problémem byla situace, kdy scanner poslal token, ovšem při jeho zpracování načetl znak navíc, který už do daného tokenu nepatřil, tedy v následujícím tokenu mohl chybět. V tomto případě bylo řešení jednoduché. Prostě jsme do struktury token přidali proměnou char previous společně s indikátorem int state, který informoval, jestli byl načten znak navíc.</text:p>
        <text:p text:style-name="P7"><text:tab/>Jinak co se týče samotného typu tokenu, tak je uložena v proměnné int <text:s/>type, jež nabývá jedné z hodnot tabulky terminálů</text:p>
        <text:p text:style-name="P7"/>
        <text:p text:style-name="P14">Syntaktický analyzátor</text:p>
        <text:p text:style-name="P23">Syntaktický analyzátor(SA<text:span text:style-name="Standardní_20_písmo_20_odstavce"><text:span text:style-name="T3">) vyu</text:span></text:span>žívá lexikální analyzátor k tomu, aby mohl postupně <text:s/>načítat strukturu programu a vyhodnocovat její syntaxi, dostává od něj na požádání tokeny pomocí funkce <text:span text:style-name="Standardní_20_písmo_20_odstavce"><text:span text:style-name="T7">getNextToken</text:span></text:span><text:span text:style-name="Standardní_20_písmo_20_odstavce"><text:span text:style-name="T5">()</text:span></text:span><text:span text:style-name="Standardní_20_písmo_20_odstavce"><text:span text:style-name="T3">.</text:span></text:span></text:p>
        <text:p text:style-name="P23">Abychom vůbec mohli začít s implementací, bylo nutné přepsat slovní zadání do formy, se kterou se lépe pracuje – pravidla gramatiky. Z těchto pravidel jsme pak sestrojili LL tabulku, která posloužila jako základ pro vytvoření rekurzivního sestupu. Samotný návrh pravidel a LL tabulky ale probíhal v několika fázích, kdy bylo nutné je předělat.</text:p>
        <text:p text:style-name="P24">Rekurzivní sestup je postup, jak má SA postupovat pro různé kombinace tokenů, tedy jak se má zachovat pro konkrétní situace, kam má postoupit dále. Je vytvořen podle LL tabulky, platí zde tedy determinismus a proto je jasné, kam se má kdy sestoupit. Pokud přijde token, který nemá podle definovaných pravidel gramatiky přijít, jedná se o syntaktickou chybu - SA vždy ví, jak se má zachovat. Každý neterminál je realizován svou vlastní funkcí, kde je popsán postup, co dělat při terminálu, který je na vstupu.</text:p>
        <text:p text:style-name="P25">Tento přístup se ale nedá reálně použít u vyhodnocování výrazů, protože priorita operátorů dokáže pořadím načtených tokenů dost zamíchat, proto je potřeba zvolit jiný přístup-precedenční syntaktickou analýzu. Vždy, když je potřeba vyhodnotit výraz, volá se funkce <text:span text:style-name="Standardní_20_písmo_20_odstavce"><text:span text:style-name="T5">expr</text:span></text:span><text:span text:style-name="Standardní_20_písmo_20_odstavce"><text:span text:style-name="T7">()</text:span></text:span><text:span text:style-name="Standardní_20_písmo_20_odstavce"><text:span text:style-name="T3">.</text:span></text:span> K tomu využíváme zásobníky, kdy si načtený výraz postupně převádíme z <text:soft-page-break/>infixové notace na postfixovou notaci. Zároveň je brána v úvahu i priorita operátorů. Postfixový výraz už pak lze snadno vyhodnotit a pokračovat dále.</text:p>
        <text:p text:style-name="P25">Vzhledem k tomu, že sémantický analyzátor provádí kontrolu v rámci SA, výstupem SA je abstraktní syntaktický strom ve formě kombinace lineárního seznamu a binárního stromu. <text:s/>S tímto stromem dále pracuje generátor vnitřního kódu.</text:p>
        <text:p text:style-name="P25">Dolaďování podmínek a detailů uvnitř SA nám zabralo asi nejvíce času i díky tomu, že vyhodnocování výrazů nebylo zprvu tak jasné jak se zdá teď a skončilo spoustou neúspěšných pokusů.</text:p>
        <text:p text:style-name="Standard"/>
        <text:p text:style-name="P14">Sémantický analyzátor</text:p>
        <text:p text:style-name="P26">Sémantický analyzátor je v tomto případě zahrnut uvnitř syntaktického analyzátoru. Ke kontrole sémantiky využívá tabulku symbolů, kam vždy při definici nového symbolu(tedy názvu proměnné nebo funkce) uloží záznam, že tento symbol existuje pomocí funkce <text:span text:style-name="Standardní_20_písmo_20_odstavce"><text:span text:style-name="T7">Tree_insert_new()</text:span></text:span>. A při každém výskytu daného symbolu(volání funkce nebo použití proměnné ve výrazu) pomocí funkce <text:span text:style-name="Standardní_20_písmo_20_odstavce"><text:span text:style-name="T7">Tree_Find_node</text:span></text:span> zkontroluje tabulku symbolů a pokud nenajde tento symbol, jedná se o sémantickou chybu.</text:p>
        <text:p text:style-name="P27">Tabulka symbolů je implementována ve formě binárního stromu, a je rozdělena na dvě části – globální <text:span text:style-name="Standardní_20_písmo_20_odstavce"><text:span text:style-name="T7">gts</text:span></text:span> a lokální <text:span text:style-name="Standardní_20_písmo_20_odstavce"><text:span text:style-name="T7">lts</text:span></text:span>. Do globální části se ukládají záznamy o funkcích, zatímco do lokální části záznamy o jejich proměnných(ale ne hodnoty).</text:p>
        <text:p text:style-name="P28">Dále vyhodnocuje, zda uvnitř výrazu jsou nějaké nekoretní operace nad literály – pokud se ve výrazu vyskytuje proměnná, nelze to vyhodnotit, ale v případě, že jsou zde jen literály, dá se hned na základě pravidel pro každou operaci zjistit, jestli se provádí korektní operace.</text:p>
        <text:p text:style-name="P6"/>
        <text:p text:style-name="P14">Generátor vnitřního kódu</text:p>
        <text:p text:style-name="P29">Jeho úkolem je zajistit, aby existovala sekvence příkazů pro generátor cílového kódu. Zvolili jsme přístup pomocí tří-adresného kódu. Je nutné vytvářet pomocné označení každé operace, aby bylo možné provádět skoky.</text:p>
        <text:p text:style-name="P29">Prochází abstraktní syntaktický strom pomocí funkce <text:span text:style-name="Standardní_20_písmo_20_odstavce"><text:span text:style-name="T7">inorder()</text:span></text:span> a generuje instrukce. Konkrétně existuje pole typu <text:span text:style-name="Standardní_20_písmo_20_odstavce"><text:span text:style-name="T7">TAC</text:span></text:span>, kam se do každého prvku pole ukládají operandy a operátor, adresa kam se má uložit je generována unikátně. Toto pole slouží jako páska, kterou projíždí generátor cílového kódu.</text:p>
        <text:p text:style-name="P29">Každá instrukce je tvořena maximálně jedním operátorem a dvěma operandy, pracujeme tedy s jednoduchou instrukční sadou pro operace(všechny operace jsou binární).</text:p>
        <text:p text:style-name="P6"/>
        <text:p text:style-name="P15">Generátor cílového kódu</text:p>
        <text:p text:style-name="P30"><text:span text:style-name="Standardní_20_písmo_20_odstavce"><text:span text:style-name="T1">Generátor pojíždí pole struktur </text:span></text:span><text:span text:style-name="Standardní_20_písmo_20_odstavce"><text:span text:style-name="T8">TAC, </text:span></text:span><text:span text:style-name="Standardní_20_písmo_20_odstavce"><text:span text:style-name="T1">která obsahuje tři pointery, které jsou: operace, operand1, operand2, dále je tam adresa skoku, která je <text:s/></text:span></text:span><text:span text:style-name="Standardní_20_písmo_20_odstavce"><text:span text:style-name="T8">int</text:span></text:span><text:span text:style-name="Standardní_20_písmo_20_odstavce"><text:span text:style-name="T1"> a znamená to index v poli </text:span></text:span><text:span text:style-name="Standardní_20_písmo_20_odstavce"><text:span text:style-name="T8">TAC, </text:span></text:span><text:span text:style-name="Standardní_20_písmo_20_odstavce"><text:span text:style-name="T1">kde se má pokračovat v případě, že nastane skutečnost, že se kód nevykonává lineárně, jak byl zapsán. </text:span></text:span></text:p>
        <text:p text:style-name="P30"><text:span text:style-name="Standardní_20_písmo_20_odstavce"><text:span text:style-name="T1">Pointery ukazují na strukturu </text:span></text:span><text:span text:style-name="Standardní_20_písmo_20_odstavce"><text:span text:style-name="T8">TOKEN.</text:span></text:span><text:span text:style-name="Standardní_20_písmo_20_odstavce"><text:span text:style-name="T1"> Výsledek operací jsme mohli uložit do tokenu znaménko, jelikož operace je určena pouze hodnotou token_type, a <text:s/>token_value je volný.</text:span></text:span></text:p>
        <text:p text:style-name="P31">Cílový kód si vytváří vlastní tabulku symbolů, kam ukládá kromě názvu proměnné i její aktuální hodnotu a aktuální datový typ. Jestliže proměna nebyla inicializována, neobjeví se v tabulce symbolů.</text:p>
        <text:p text:style-name="P31">Pokud se na pásce objeví volání funkce, tak se zálohuje L IFO registru, kam se uloží pointer na aktuálně používanou tabulku a odkaz na další instrukci.</text:p>
        <text:p text:style-name="P30"><text:span text:style-name="Standardní_20_písmo_20_odstavce"><text:span text:style-name="T1">Jelikož výstupem toho programu není spustitelný soubor, ale je to přímo interpret jazyka tak zde dochází k vyhodnocování vestavěných funkcí a vyčíslování proměnných a funkcí. </text:span></text:span><text:span text:style-name="Standardní_20_písmo_20_odstavce"><text:span text:style-name="T1">Vyhodnocují se chyby interpretu, tedy chyby, které nebylo možné dříve zjistit (než byly vyčísleny proměnné). V podstatě dochází k porovnávání typů u každé instrukce.</text:span></text:span></text:p>
        <text:p text:style-name="P31">Vzhledem k tomu, že jsme se k řešení této části dostali až jako k úplně poslední, museli jsme řešit problémy s časem a také došlo k zanesení množství chyb.</text:p>
        <text:p text:style-name="P31"/>
        <text:p text:style-name="P15">Řadící algoritmus</text:p>
        <text:p text:style-name="P20"><text:soft-page-break/><text:span text:style-name="Standardní_20_písmo_20_odstavce"><text:span text:style-name="T6"><text:tab/></text:span></text:span><text:span text:style-name="Standardní_20_písmo_20_odstavce"><text:span text:style-name="T6"><text:tab/></text:span></text:span>Pro řešení řazení znaku dle jejich ordinální hodnoty, jsme podle zadání použili algoritmus HEAP SORT.</text:p>
        <text:p text:style-name="Normální"><text:s/><text:tab/>Tento algoritmus funguje na principu řazení v binárním stromu, který je realizován za pomocí pole, kde kořen má index 0, a pro otcovské a synovské uzly platí vztah, že jestliže je otcovská uzel na pozici n levý syn se pak nachází na pozici 2n+1 a pravý syn je na pozici 2n + 2. <text:s/>Výhodou tohoto to algoritmu je velmi dobrá časová složitost.</text:p>
        <text:p text:style-name="P32">Pro vlastní realizaci algoritmu jsme použili tři funkce. <text:s/>Hlavní funkce, která je volaná generátorem cílového kód a provádí vlastní řazení, nese název bi_sort. Tato funkce je void a jako parametr dostává na vstup řetězec určen k seřazení. <text:s/>Prochází obě strany binárního stromu a postupně prosívá nejvyšší prvek. <text:s/>K této funkci je pomocná funkce <text:s/>bi_repair_top, která zajistí porovnáním znaku s oběma syny, že nesprávně umístěny vrchol haldy propadne na správné místo.</text:p>
        <text:p text:style-name="P16"/>
        <text:p text:style-name="P16">Vyhledávácí algoritmus</text:p>
        <text:p text:style-name="P32">Vyhledávání podřetězce v řetězci zajišťuje Boyer-Mooreův algoritmus.</text:p>
        <text:p text:style-name="Normální">Algoritmus hledá výskyt vzorku v daném řetězci od posledního znaku. Velkou výhodou zde je že se nemusí porovnávat všechny znaky z řetězce, ale skoro vždy se nějaké přeskočí. Prvním porovnávaným znakem v řetězci je znak, který má stejnou pozici od začátku řetězce jako je dílka podřetězce. Pokud se srovnávané znaky nerovnají, zavolá si algoritmus dvě heuristiky, které mu doporučí vzdálenost kterou je možnost přeskočit a algoritmus si vybere tu větší.</text:p>
        <text:p text:style-name="P32">Hledací funkce bi_find, která se nachází v souboru ial.h má dva vstupní parametry a to jsou v tomto pořadí: řetězec, ve kterém se vyhledává a hledaný vzorek. <text:s/>Hlavní funkce má k dispozici celkem čtyři pomocné funkce. Funkce bi_find_delta1 , a bi_find_delta nám sestaví delta tabulky. <text:s/>Funkce bi_find_prefix nám vrátí, jestli je právě porovnávány znak prefixem našeho hledaného řetězce a funkce <text:s/>bi_find_suffix_length, která vrací nejdelší příponu končící na právě porovnávaném znaku. </text:p>
        <text:p text:style-name="P32">Hlavní funkce vrací buď pozici znaku v řetězci (číslovaném od nuly), nebo -1 což znamená, že se hledaný vzorek nenachází v řetězci. Ošetření parametrů a chyby pokud funkce nedostane dva řetězce, zajišťuje přímo soubor cilovy_kod.c.</text:p>
        <text:p text:style-name="P16"/>
        <text:p text:style-name="P16"/>
        <text:p text:style-name="P15"/>
        <text:p text:style-name="P14">Testování</text:p>
        <text:p text:style-name="P7"><text:tab/>K závěru celé práce bylo třeba začít s náležitým testováním celého programu. K tomuto účelu jsme si vytvořili zhruba 200 testovacích zdrojových kódu pro různé typy chyb. Abychom nemuseli všechny ručně spouštět jeden program po druhém <text:s/>a následně zjišťovat zdali se náš překladač chová korektně, vytvořili jsme si v bashi skript, který většinu rutinní kontroly obstaral za nás. Testy ale bylo nutné navrhovat ručně, proto jsme ani zdaleka nebyli schopni pokrýt testování dostatečně(také kvůli špatnému rozvrhnutí času).</text:p>
        <text:list xml:id="list1378465615" text:continue-numbering="true" text:style-name="WWNum2">
          <text:list-item>
            <text:p text:style-name="P36">Závěr</text:p>
          </text:list-item>
        </text:list>
        <text:p text:style-name="P7"><text:tab/></text:p>
        <text:p text:style-name="P35"><text:tab/>Celkově projekt hodnotíme jako úspěšný. Podařilo se nám základním způsobem porozumět problematice překladačů, rozebrat a následně vyřešit problémy, na které jsme narazili a najít efektivní způsob kolektivní práce. Což následně vedlo k dokončení kompilátoru.<text:span text:style-name="T9"> Ke vzájemné komunikaci a sdílení kódu jsme použili git v kombinaci s github, což byl ze začátku problém, ale nakonec se to ukázalo jako dobré řešení, zvlášť při období zvýšené aktivity</text:span></text:p>
        <text:p text:style-name="P7"><text:tab/>Nedostatky a možnost případného rozvoje, bychom viděli v efektivitě celého návrhu a implementace. Toto lze zajisté přičíst na vrub naší naprosté nezkušenosti na začátku tohoto projektu, malému množství přiděleného času a nutnosti plnit jiné povinnosti v rámci studia.</text:p>
        <text:list xml:id="list1580718939" text:continue-numbering="true" text:style-name="WWNum2">
          <text:list-item>
            <text:p text:style-name="P36">Použité zdroje</text:p>
          </text:list-item>
        </text:list>
        <text:p text:style-name="P2"/>
        <text:p text:style-name="P18"><text:soft-page-break/><text:span text:style-name="Standardní_20_písmo_20_odstavce"><text:span text:style-name="T1">MEDUNA,A,LUKÁŠ,R.</text:span></text:span><text:span text:style-name="Standardní_20_písmo_20_odstavce"><text:span text:style-name="T8">Formální jazyky a překladače:Studijní opora.</text:span></text:span><text:span text:style-name="Standardní_20_písmo_20_odstavce"><text:span text:style-name="T1">Verze 1.2006+revize 2012. Brno</text:span></text:span></text:p>
        <text:p text:style-name="P18"><text:span text:style-name="Standardní_20_písmo_20_odstavce"><text:span text:style-name="T1">HONZÍK,J,M.</text:span></text:span><text:span text:style-name="Standardní_20_písmo_20_odstavce"><text:span text:style-name="T8">Algoritmy:Studijní opora.</text:span></text:span><text:span text:style-name="Standardní_20_písmo_20_odstavce"><text:span text:style-name="T1">Verze 12-L. Brno</text:span></text:span></text:p>
        <text:p text:style-name="P18"/>
        <table:table table:name="Tabulka1" table:style-name="Tabulka1">
          <table:table-column table:style-name="Tabulka1.A"/>
          <table:table-column table:style-name="Tabulka1.B" table:number-columns-repeated="3"/>
          <table:table-column table:style-name="Tabulka1.E"/>
          <table:table-column table:style-name="Tabulka1.F"/>
          <table:table-column table:style-name="Tabulka1.G" table:number-columns-repeated="2"/>
          <table:table-column table:style-name="Tabulka1.E"/>
          <table:table-column table:style-name="Tabulka1.G" table:number-columns-repeated="3"/>
          <table:table-row table:style-name="Tabulka1.1">
            <table:table-cell table:style-name="Tabulka1.A1" office:value-type="string">
              <text:p text:style-name="P33"> </text:p>
            </table:table-cell>
            <table:table-cell table:style-name="Tabulka1.B1" office:value-type="string">
              <text:p text:style-name="P33">Prog</text:p>
            </table:table-cell>
            <table:table-cell table:style-name="Tabulka1.B1" office:value-type="string">
              <text:p text:style-name="P33">St_list</text:p>
            </table:table-cell>
            <table:table-cell table:style-name="Tabulka1.B1" office:value-type="string">
              <text:p text:style-name="P33">Stat</text:p>
            </table:table-cell>
            <table:table-cell table:style-name="Tabulka1.B1" office:value-type="string">
              <text:p text:style-name="P33">Params</text:p>
            </table:table-cell>
            <table:table-cell table:style-name="Tabulka1.B1" office:value-type="string">
              <text:p text:style-name="P33">Params_n</text:p>
            </table:table-cell>
            <table:table-cell table:style-name="Tabulka1.B1" office:value-type="string">
              <text:p text:style-name="P33">Expr</text:p>
            </table:table-cell>
            <table:table-cell table:style-name="Tabulka1.B1" office:value-type="string">
              <text:p text:style-name="P33">Term</text:p>
            </table:table-cell>
            <table:table-cell table:style-name="Tabulka1.B1" office:value-type="string">
              <text:p text:style-name="P33">Term_n</text:p>
            </table:table-cell>
            <table:table-cell table:style-name="Tabulka1.B1" office:value-type="string">
              <text:p text:style-name="P33">Opr</text:p>
            </table:table-cell>
            <table:table-cell table:style-name="Tabulka1.B1" office:value-type="string">
              <text:p text:style-name="P33">Func</text:p>
            </table:table-cell>
            <table:table-cell table:style-name="Tabulka1.B1" office:value-type="string">
              <text:p text:style-name="P33">Assign</text:p>
            </table:table-cell>
          </table:table-row>
          <table:table-row table:style-name="Tabulka1.1">
            <table:table-cell table:style-name="Tabulka1.A2" office:value-type="string">
              <text:p text:style-name="P33">eol</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10</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8</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function</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4</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id</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5</text:p>
            </table:table-cell>
            <table:table-cell table:style-name="Tabulka1.B2" office:value-type="string">
              <text:p text:style-name="P34">11</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4">19</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7</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2</text:p>
            </table:table-cell>
            <table:table-cell table:style-name="Tabulka1.B2" office:value-type="string">
              <text:p text:style-name="P34">14</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end</text:p>
            </table:table-cell>
            <table:table-cell table:style-name="Tabulka1.B2" office:value-type="string">
              <text:p text:style-name="P33"> </text:p>
            </table:table-cell>
            <table:table-cell table:style-name="Tabulka1.B2" office:value-type="string">
              <text:p text:style-name="P34">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if</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6</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else</text:p>
            </table:table-cell>
            <table:table-cell table:style-name="Tabulka1.B2" office:value-type="string">
              <text:p text:style-name="P33"> </text:p>
            </table:table-cell>
            <table:table-cell table:style-name="Tabulka1.B2" office:value-type="string">
              <text:p text:style-name="P34">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while</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7</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return</text:p>
            </table:table-cell>
            <table:table-cell table:style-name="Tabulka1.B2" office:value-type="string">
              <text:p text:style-name="P34">1</text:p>
            </table:table-cell>
            <table:table-cell table:style-name="Tabulka1.B2" office:value-type="string">
              <text:p text:style-name="P34">2</text:p>
            </table:table-cell>
            <table:table-cell table:style-name="Tabulka1.B2" office:value-type="string">
              <text:p text:style-name="P34">8</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7</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6</text:p>
            </table:table-cell>
            <table:table-cell table:style-name="Tabulka1.B2" office:value-type="string">
              <text:p text:style-name="P34">24</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6</text:p>
            </table:table-cell>
            <table:table-cell table:style-name="Tabulka1.B2" office:value-type="string">
              <text:p text:style-name="P34">25</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6</text:p>
            </table:table-cell>
            <table:table-cell table:style-name="Tabulka1.B2" office:value-type="string">
              <text:p text:style-name="P34">27</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6</text:p>
            </table:table-cell>
            <table:table-cell table:style-name="Tabulka1.B2" office:value-type="string">
              <text:p text:style-name="P34">26</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3"> </text:p>
            </table:table-cell>
            <table:table-cell table:style-name="Tabulka1.B2" office:value-type="string">
              <text:p text:style-name="P34">16</text:p>
            </table:table-cell>
            <table:table-cell table:style-name="Tabulka1.B2" office:value-type="string">
              <text:p text:style-name="P34">28</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sort</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5</text:p>
            </table:table-cell>
            <table:table-cell table:style-name="Tabulka1.B2" office:value-type="string">
              <text:p text:style-name="P34">9</text:p>
            </table:table-cell>
          </table:table-row>
          <table:table-row table:style-name="Tabulka1.1">
            <table:table-cell table:style-name="Tabulka1.A2" office:value-type="string">
              <text:p text:style-name="P33">find</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4</text:p>
            </table:table-cell>
            <table:table-cell table:style-name="Tabulka1.B2" office:value-type="string">
              <text:p text:style-name="P34">9</text:p>
            </table:table-cell>
          </table:table-row>
          <table:table-row table:style-name="Tabulka1.1">
            <table:table-cell table:style-name="Tabulka1.A2" office:value-type="string">
              <text:p text:style-name="P33">len</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3</text:p>
            </table:table-cell>
            <table:table-cell table:style-name="Tabulka1.B2" office:value-type="string">
              <text:p text:style-name="P34">9</text:p>
            </table:table-cell>
          </table:table-row>
          <table:table-row table:style-name="Tabulka1.1">
            <table:table-cell table:style-name="Tabulka1.A2" office:value-type="string">
              <text:p text:style-name="P33">typeof</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2</text:p>
            </table:table-cell>
            <table:table-cell table:style-name="Tabulka1.B2" office:value-type="string">
              <text:p text:style-name="P34">9</text:p>
            </table:table-cell>
          </table:table-row>
          <table:table-row table:style-name="Tabulka1.1">
            <table:table-cell table:style-name="Tabulka1.A2" office:value-type="string">
              <text:p text:style-name="P33">print</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1</text:p>
            </table:table-cell>
            <table:table-cell table:style-name="Tabulka1.B2" office:value-type="string">
              <text:p text:style-name="P34">9</text:p>
            </table:table-cell>
          </table:table-row>
          <table:table-row table:style-name="Tabulka1.1">
            <table:table-cell table:style-name="Tabulka1.A2" office:value-type="string">
              <text:p text:style-name="P33">numeric</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0</text:p>
            </table:table-cell>
            <table:table-cell table:style-name="Tabulka1.B2" office:value-type="string">
              <text:p text:style-name="P34">9</text:p>
            </table:table-cell>
          </table:table-row>
          <table:table-row table:style-name="Tabulka1.1">
            <table:table-cell table:style-name="Tabulka1.A2" office:value-type="string">
              <text:p text:style-name="P33">input</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29</text:p>
            </table:table-cell>
            <table:table-cell table:style-name="Tabulka1.B2" office:value-type="string">
              <text:p text:style-name="P34">9</text:p>
            </table:table-cell>
          </table:table-row>
          <table:table-row table:style-name="Tabulka1.1">
            <table:table-cell table:style-name="Tabulka1.A2" office:value-type="string">
              <text:p text:style-name="P33">false</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4">2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literal</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4">22</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4">21</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nil</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15</text:p>
            </table:table-cell>
            <table:table-cell table:style-name="Tabulka1.B2" office:value-type="string">
              <text:p text:style-name="P34">20</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4">38</text:p>
            </table:table-cell>
          </table:table-row>
          <table:table-row table:style-name="Tabulka1.1">
            <table:table-cell table:style-name="Tabulka1.A2" office:value-type="string">
              <text:p text:style-name="P33">$</text:p>
            </table:table-cell>
            <table:table-cell table:style-name="Tabulka1.B2" office:value-type="string">
              <text:p text:style-name="P33"> </text:p>
            </table:table-cell>
            <table:table-cell table:style-name="Tabulka1.B2" office:value-type="string">
              <text:p text:style-name="P34">3</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cell table:style-name="Tabulka1.B2" office:value-type="string">
              <text:p text:style-name="P33"> </text:p>
            </table:table-cell>
          </table:table-row>
        </table:table>
        <text:p text:style-name="P1"/>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cm" style:contextual-spacing="false" fo:text-align="center" style:justify-single-word="false" fo:keep-together="always" fo:hyphenation-ladder-count="no-limit" fo:keep-with-next="always"/>
      <style:text-properties style:font-name="Cambria"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size-asian="13pt" style:font-weight-asian="bold" style:font-size-complex="13pt" style:font-weight-complex="bold" fo:hyphenate="false"/>
    </style:style>
    <style:style style:name="Normální"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Titulek"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ez_20_mezer" style:display-name="Bez mezer" style:family="paragraph">
      <style:paragraph-properties fo:orphans="2" fo:widows="2" fo:hyphenation-ladder-count="no-limit"/>
      <style:text-properties fo:hyphenate="false"/>
    </style:style>
    <style:style style:name="Text_20_bubliny" style:display-name="Text bubliny"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tandardní_20_písmo_20_odstavce" style:display-name="Standardní písmo odstavce" style:family="text"/>
    <style:style style:name="Bez_20_mezer_20_Char" style:display-name="Bez mezer Char" style:family="text" style:parent-style-name="Standardní_20_písmo_20_odstavc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Záhlaví_20_Char" style:display-name="Záhlaví Char" style:family="text" style:parent-style-name="Standardní_20_písmo_20_odstavce"/>
    <style:style style:name="Zápatí_20_Char" style:display-name="Zápatí Char" style:family="text" style:parent-style-name="Standardní_20_písmo_20_odstavce"/>
    <style:style style:name="Nadpis_20_1_20_Char" style:display-name="Nadpis 1 Char" style:family="text" style:parent-style-name="Standardní_20_písmo_20_odstavce">
      <style:text-properties style:font-name="Cambria" fo:font-size="14pt" fo:font-weight="bold" style:font-size-asian="14pt" style:font-weight-asian="bold" style:font-size-complex="14pt" style:font-weight-complex="bold"/>
    </style:style>
    <style:style style:name="Nadpis_20_2_20_Char" style:display-name="Nadpis 2 Char" style:family="text" style:parent-style-name="Standardní_20_písmo_20_odstavce">
      <style:text-properties fo:color="#4f81bd" style:font-name="Cambria" fo:font-size="13pt" fo:font-weight="bold" style:font-size-asian="13pt" style:font-weight-asian="bold" style:font-size-complex="13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Dokumentace k vývoji překladače</dc:title>
    <dc:subject>Skupinový projekt do předmětů IFJ a IAL</dc:subject>
    <meta:initial-creator>Vypracoval Boleslav Šídlo</meta:initial-creator>
    <meta:creation-date>2012-12-08T19:21:00Z</meta:creation-date>
    <dc:date>2012-12-09T23:28:27</dc:date>
    <meta:editing-cycles>5</meta:editing-cycles>
    <meta:editing-duration>PT1H37M16S</meta:editing-duration>
    <meta:document-statistic meta:table-count="1" meta:image-count="0" meta:object-count="0" meta:page-count="6" meta:paragraph-count="469" meta:word-count="1947" meta:character-count="12915" meta:non-whitespace-character-count="108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